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623b0d" officeooo:paragraph-rsid="01623b0d"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644b6c" officeooo:paragraph-rsid="01644b6c"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623b0d" officeooo:paragraph-rsid="01623b0d"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623b0d" officeooo:paragraph-rsid="01623b0d"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62beb8" officeooo:paragraph-rsid="0162beb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644b6c" officeooo:paragraph-rsid="01644b6c"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62beb8" officeooo:paragraph-rsid="01623b0d" style:text-blinking="false" fo:background-color="transparent" style:font-size-asian="8pt" style:font-style-asian="normal" style:font-weight-asian="normal" style:font-size-complex="8pt" style:font-style-complex="normal" style:font-weight-complex="normal" loext:padding="0in" loext:border="none"/>
    </style:style>
    <style:style style:name="P1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62beb8" officeooo:paragraph-rsid="0162beb8" style:text-blinking="false" fo:background-color="transparent" style:font-size-asian="8pt" style:font-style-asian="normal" style:font-weight-asian="normal" style:font-size-complex="8pt" style:font-style-complex="normal" style:font-weight-complex="normal" loext:padding="0in" loext:border="none"/>
    </style:style>
    <style:style style:name="P1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62beb8" officeooo:paragraph-rsid="0162beb8" style:text-blinking="false" fo:background-color="transparent" style:font-size-asian="8pt" style:font-style-asian="normal" style:font-weight-asian="normal" style:font-size-complex="8pt" style:font-style-complex="normal" style:font-weight-complex="normal" loext:padding="0in" loext:border="none"/>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644b6c" officeooo:paragraph-rsid="01644b6c"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649590" officeooo:paragraph-rsid="01649590"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6710cd" officeooo:paragraph-rsid="016710cd"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68c9c2" officeooo:paragraph-rsid="0168c9c2"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649590" officeooo:paragraph-rsid="01649590" style:text-blinking="false" fo:background-color="transparent" style:font-size-asian="8pt" style:font-style-asian="normal" style:font-weight-asian="bold" style:font-size-complex="8pt" style:font-style-complex="normal" style:font-weight-complex="bold" loext:padding="0in" loext:border="none"/>
    </style:style>
    <style:style style:name="P1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649590" officeooo:paragraph-rsid="01649590" style:text-blinking="false" fo:background-color="transparent" style:font-size-asian="8pt" style:font-style-asian="normal" style:font-weight-asian="bold" style:font-size-complex="8pt" style:font-style-complex="normal" style:font-weight-complex="bold"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667058" officeooo:paragraph-rsid="01667058" style:text-blinking="false" fo:background-color="transparent" style:font-size-asian="8pt" style:font-style-asian="normal" style:font-weight-asian="bold" style:font-size-complex="8pt" style:font-style-complex="normal" style:font-weight-complex="bold" loext:padding="0in" loext:border="none"/>
    </style:style>
    <style:style style:name="P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6710cd" officeooo:paragraph-rsid="016710cd" style:text-blinking="false" fo:background-color="transparent" style:font-size-asian="8pt" style:font-style-asian="normal" style:font-weight-asian="bold" style:font-size-complex="8pt" style:font-style-complex="normal" style:font-weight-complex="bold" loext:padding="0in" loext:border="none"/>
    </style:style>
    <style:style style:name="P2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italic" style:text-underline-style="none" fo:font-weight="bold" officeooo:rsid="016710cd" officeooo:paragraph-rsid="016710cd" style:text-blinking="false" fo:background-color="transparent" style:font-size-asian="8pt" style:font-style-asian="italic" style:font-weight-asian="bold" style:font-size-complex="8pt" style:font-style-complex="italic" style:font-weight-complex="bold" loext:padding="0in" loext:border="none"/>
    </style:style>
    <style:style style:name="T1" style:family="text">
      <style:text-properties fo:font-weight="normal" style:font-weight-asian="normal" style:font-weight-complex="normal"/>
    </style:style>
    <style:style style:name="T2" style:family="text">
      <style:text-properties fo:font-weight="normal" officeooo:rsid="0162beb8" style:font-weight-asian="normal" style:font-weight-complex="normal"/>
    </style:style>
    <style:style style:name="T3" style:family="text">
      <style:text-properties fo:font-weight="normal" officeooo:rsid="016667ce" style:font-weight-asian="normal" style:font-weight-complex="normal"/>
    </style:style>
    <style:style style:name="T4" style:family="text">
      <style:text-properties fo:font-weight="normal" officeooo:rsid="016710cd"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officeooo:rsid="016495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5">10.15.2014</text:p>
      <text:p text:style-name="P3"/>
      <text:p text:style-name="P6">A LOT HAS CHANGED <text:span text:style-name="T1">since I last wrote. My </text:span><text:span text:style-name="T2">previous journal fell apart at its seams. I went on some tours; Matt got married; I met some beautiful girls and fell in love with some more familiar ones.</text:span></text:p>
      <text:p text:style-name="P9"><text:s text:c="3"/>Last week, I had one of the saddest, lonliest nights of my life.</text:p>
      <text:p text:style-name="P9"/>
      <text:p text:style-name="P10">Tonight, I went to the Sweet Claudette show at Isis. It was the third week of their residency. They were supported by Lassiter on drums, Kevin on keys and Mary Ellen on bass——the Claude Squad. That’s boring though.</text:p>
      <text:p text:style-name="P10"><text:s text:c="3"/>The most timely, interesting thing to report would be that today marks the final day of the Stephanie Mirabelli (Edwards) era. My responsibilities have already gone through the roof, and will continue to increase. To be cheesy, everything seems to be going according to plan. Jason Mencer is our new manager.</text:p>
      <text:p text:style-name="P10"><text:s text:c="3"/>Me? I’m Ross the Boss.</text:p>
      <text:p text:style-name="P10"/>
      <text:p text:style-name="P11">. . .</text:p>
      <text:p text:style-name="P10"/>
      <text:p text:style-name="P10">Tomorrow I plan to go to Gene Dolan’s house where Old Man John will install shelves into the back of the van. I will practice with Kevin and Dan, and then return to Anna and Christina’s for what is sure to be another epic house party.</text:p>
      <text:p text:style-name="P10"><text:s text:c="3"/>It feels good to be journalling again.</text:p>
      <text:p text:style-name="P10"/>
      <text:p text:style-name="P10"/>
      <text:p text:style-name="P10"/>
      <text:p text:style-name="P7"><text:soft-page-break/>X.XVI</text:p>
      <text:p text:style-name="P10"/>
      <text:p text:style-name="P10">I sat up at 9:57. my alarm was set for 10. I did not feel like I was ready to get up and moving. I dilly-dallied, left the house around 10:30. I got a text from Gene Dolan asking where I was.</text:p>
      <text:p text:style-name="P7"><text:span text:style-name="T1"><text:s text:c="3"/>I had pictured trying to be helpful to Old Man John, but he didn’t seem to need it, so I hung in the basement with Gene for a bit and then sat in the van looking at Facebook. I really </text:span><text:span text:style-name="T5">am</text:span><text:span text:style-name="T1"> fit for management.</text:span></text:p>
      <text:p text:style-name="P10"/>
      <text:p text:style-name="P11">. . .</text:p>
      <text:p text:style-name="P10"/>
      <text:p text:style-name="P10">The shelves turned out far better than expected. I hung with Jason for a bit and then went to Dan’s house to practice with him and Kev.</text:p>
      <text:p text:style-name="P10"><text:s text:c="3"/>We played a ton of tunes, and then with the company of his ex-roommate Liz, drove to a house party at Anna &amp; Christina’s. I drank several glasses of water and then switched to tea. It was a lot of fun. Dan sounded great and the band from Seattle that followed, Neighbors, rocked pretty hard. We listened to Neil Young on the drive back to Dan’s. I had drank one PBR and was feeling nauseous. I slept comfortably in a room I had never known about.</text:p>
      <text:p text:style-name="P10"/>
      <text:p text:style-name="P8">X.XVII</text:p>
      <text:p text:style-name="P4"/>
      <text:p text:style-name="P4">I woke at nine and started calling used tire places. <text:span text:style-name="T6">It took me three stops before I found the right one. I knew it was the place when the first person I saw commented on the Sprinter’s radius and wasn’t afraid to put me to work.</text:span></text:p>
      <text:p text:style-name="P4"><text:soft-page-break/><text:s text:c="3"/><text:span text:style-name="T6">I went to Katuah after that and then to practice at Steve’s house. I then drove to Kev’s and played in the yard with Reese.</text:span></text:p>
      <text:p text:style-name="P4"><text:s text:c="3"/><text:span text:style-name="T6">I showered. Kev and I met up with Dan.</text:span></text:p>
      <text:p text:style-name="P4"><text:s text:c="3"/>“<text:span text:style-name="T6">Is that the Bullet Horse van??”</text:span></text:p>
      <text:p text:style-name="P4"><text:s text:c="3"/>“<text:span text:style-name="T6">Not officially,” I said.</text:span></text:p>
      <text:p text:style-name="P4"/>
      <text:p text:style-name="P13">Our gig was slow, lackluster but enjoyable. Perhaps a bit repetitive, until Alyse showed up. That made a terrific quartet. The Bullethorse quartet.</text:p>
      <text:p text:style-name="P13"><text:s text:c="3"/>I tried to get Julie to invite me to stay the night. I wasn’t back in Asheville until 1:16. I am thinking of messaging her to say that I was a bit embarrassed by my own persistence.</text:p>
      <text:p text:style-name="P13"><text:s text:c="3"/>I drove the van to Jason’s house, slept in it.</text:p>
      <text:p text:style-name="P13"/>
      <text:p text:style-name="P16">X.XVIII</text:p>
      <text:p text:style-name="P16"><text:span text:style-name="T1"/></text:p>
      <text:p text:style-name="P16"><text:span text:style-name="T1">I woke at eleven. The van was a comfortable temperature. I didn’t want to walk down the driveway until after noon. The door was closed, so I assumed that no one was awake. I meditated in the sun.</text:span></text:p>
      <text:p text:style-name="P16"><text:span text:style-name="T1"><text:s text:c="3"/>I told Jason after he woke up about my dream in which — rather a nightmare in which he told me that he hated me. </text:span><text:span text:style-name="T3">We had a pleasant coffee hang until it was time to pick up Steve and Charlie. Not that it wasn’t a pleasant hang after that.</text:span></text:p>
      <text:p text:style-name="P16"><text:span text:style-name="T3"><text:s text:c="3"/>It still is.</text:span></text:p>
      <text:p text:style-name="P16"><text:span text:style-name="T3"/></text:p>
      <text:p text:style-name="P17"><text:span text:style-name="T3">. . .</text:span></text:p>
      <text:p text:style-name="P16"><text:span text:style-name="T3"/></text:p>
      <text:p text:style-name="P18"><text:span text:style-name="T3">T</text:span><text:span text:style-name="T1">he neighborhood we played in and the park itself </text:span><text:span text:style-name="T4">were beautiful. We were playing with The Collection, former neighbors of ours. That might have been a rumor I started. Their clarinet player — so pretty.</text:span></text:p>
      <text:p text:style-name="P18"><text:soft-page-break/><text:span text:style-name="T4"><text:s text:c="3"/>We had some cute awkward exchanges.</text:span></text:p>
      <text:p text:style-name="P18"><text:span text:style-name="T4"><text:s text:c="3"/>The set was SO. MUCH. FUN. Matt was not worried about notes. We were an incredibly flexible band. I think it probably sounded good too.</text:span></text:p>
      <text:p text:style-name="P18"><text:span text:style-name="T4"><text:s text:c="3"/>I drove us home. Conditions became frightening when we passed into NC. A mighty wind.</text:span></text:p>
      <text:p text:style-name="P18"><text:span text:style-name="T4"/></text:p>
      <text:p text:style-name="P19">X.XIX</text:p>
      <text:p text:style-name="P19"><text:span text:style-name="T1"/></text:p>
      <text:p text:style-name="P19"><text:span text:style-name="T1">I’d slept in Charlie’s basement.</text:span></text:p>
      <text:p text:style-name="P19"><text:span text:style-name="T1"><text:s text:c="3"/>Woke for coffee and internet with Alex and The Captain. We had errands to run: Jason’s house, Ingles. We rapped, carried coffees. I’d seen Alex Jasper at Jason’s, walked into the store with a nug in my hand. Pajamas.</text:span></text:p>
      <text:p text:style-name="P19"><text:span text:style-name="T1"><text:s text:c="3"/>We watched the Panthers get massacred by the Packers and played chess. Julie Barta came over. Unimpressed.</text:span></text:p>
      <text:p text:style-name="P19"><text:span text:style-name="T1"><text:s text:c="3"/>I went back to Jason’s. Blocked traffic showing Andrew the Shelves. I began work on the LMNO website. Jasper decided he was going home. It was date night.</text:span></text:p>
      <text:p text:style-name="P19"><text:span text:style-name="T1"><text:s text:c="3"/>I worked on the site while they were out to dinner and then decided I would get a room at the West Asheville Hostel.</text:span></text:p>
      <text:p text:style-name="P19"><text:span text:style-name="T1"><text:s text:c="3"/>I got a burrito and some juice from down the street, showered, climbed into bed and worked on the website. I went to sleep around 10:30.</text:span></text:p>
      <text:p text:style-name="P19"><text:span text:style-name="T1"/></text:p>
      <text:p text:style-name="P19">X.XX</text:p>
      <text:p text:style-name="P19"><text:span text:style-name="T1"/></text:p>
      <text:p text:style-name="P19"><text:span text:style-name="T1">I woke and drank coffee until checkout — 11PM. I drove to Sherwood Music to see about the Korg being repaired but like all places in Asheville, they were closed on Monday.</text:span></text:p>
      <text:p text:style-name="P19"><text:soft-page-break/><text:span text:style-name="T1"><text:s text:c="3"/>I decided to get the oil changed and called Expertech. Slammed. The cheapest place I could find in town cost seventy dollars. I decided I would learn how to do it myself.</text:span></text:p>
      <text:p text:style-name="P19"><text:span text:style-name="T1"><text:s text:c="3"/>The oil filter cap was on far too tight to remove. I was approached by a veteran.</text:span></text:p>
      <text:p text:style-name="P19"><text:span text:style-name="T1"><text:s text:c="3"/>“You broke down?”</text:span></text:p>
      <text:p text:style-name="P19"><text:span text:style-name="T1"><text:s text:c="3"/>“No. Just learning how to change the oil.”</text:span></text:p>
      <text:p text:style-name="P19"><text:span text:style-name="T1"><text:s text:c="3"/>“Need help? I’m a diesel mechanic.”</text:span></text:p>
      <text:p text:style-name="P19"><text:span text:style-name="T1"><text:s text:c="3"/>“I think I know how to do it?”</text:span></text:p>
      <text:p text:style-name="P19"><text:span text:style-name="T1"><text:s text:c="3"/>“Someone taught me. That’s how I learned. I can teach you.”</text:span></text:p>
      <text:p text:style-name="P19"><text:span text:style-name="T1"><text:s text:c="3"/>“Okay, let’s do it.”</text:span></text:p>
      <text:p text:style-name="P19"><text:span text:style-name="T1"/></text:p>
      <text:p text:style-name="P19"><text:span text:style-name="T1">We drove to Walmart and shopped together. We talked about what to buy, what we could return, what we could use in the future.</text:span></text:p>
      <text:p text:style-name="P19"><text:span text:style-name="T1"><text:s text:c="3"/>We changed the oil outside of Advanced Auto Parts. He cleaned the air filter and we also added antifreeze. I drove to Jason’s house and gave the guy, Tyrone, twenty bucks. I said I’d give him twenty more.</text:span></text:p>
      <text:p text:style-name="P19"><text:span text:style-name="T1"><text:s text:c="3"/>I went and hung with Jason &amp; Dulci for a bit. Jason and I went and got him a tablet. We chilled for a bit after that until trivia. I went to bed very early.</text:span></text:p>
      <text:p text:style-name="P19"><text:span text:style-name="T1"/></text:p>
      <text:p text:style-name="P20"><text:span text:style-name="T1">“It is like the ego to seek and never find.”</text:span></text:p>
      <text:p text:style-name="P19"><text:span text:style-name="T1"/></text:p>
      <text:p text:style-name="P19">X.XXI</text:p>
      <text:p text:style-name="P19"><text:span text:style-name="T1"/></text:p>
      <text:p text:style-name="P19"><text:span text:style-name="T1">Woke and waited for Jason to do the same. We ran errands — leatherworking, Gene’s, Chick-Fil-A, Kevin’s→Steve’s, back to Jason’s, back to Gene’s and back to Jason’s. Hank was there. Charlie and Dulci </text:span><text:soft-page-break/><text:span text:style-name="T1">too. Melissa and Amber showed up. We watched The Moon and You’s new video.</text:span></text:p>
      <text:p text:style-name="P19"><text:span text:style-name="T1"><text:s text:c="3"/>Melissa was underwhelmed.</text:span></text:p>
      <text:p text:style-name="P19"><text:span text:style-name="T1"><text:s text:c="3"/>“You should try this pen out for a second,” said Steve.</text:span></text:p>
      <text:p text:style-name="P19"><text:span text:style-name="T1"><text:s text:c="3"/>“Thanks,” I said.</text:span></text:p>
      <text:p text:style-name="P19"><text:span text:style-name="T1"><text:s text:c="3"/>We all thought Matt was late. He didn’t agree. We picked up Kev &amp; Steve &amp; drove to Huntsville, Alabama. Steve took us all the way.</text:span></text:p>
      <text:p text:style-name="P19"><text:span text:style-name="T1"><text:s text:c="3"/>Our hosts were great fun. I, myself, was tired. Lauren sat at the foot of my bed and talked to me like that.</text:span></text:p>
      <text:p text:style-name="P19"><text:span text:style-name="T1"><text:s text:c="3"/>That was nice.</text:span></text:p>
      <text:p text:style-name="P19"><text:span text:style-name="T1"/></text:p>
      <text:p text:style-name="P19">X.XXII</text:p>
      <text:p text:style-name="P14"/>
      <text:p text:style-name="P15">Woke, made coffee, remained hands-off for 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5T19:18:41.007191878</dc:date>
    <meta:editing-duration>P8DT11H9M</meta:editing-duration>
    <meta:editing-cycles>284</meta:editing-cycles>
    <meta:generator>LibreOffice/7.3.7.2$Linux_X86_64 LibreOffice_project/30$Build-2</meta:generator>
    <meta:print-date>2024-07-07T17:40:57.703901491</meta:print-date>
    <meta:document-statistic meta:table-count="0" meta:image-count="0" meta:object-count="0" meta:page-count="6" meta:paragraph-count="65" meta:word-count="1234" meta:character-count="6535" meta:non-whitespace-character-count="5249"/>
  </office:meta>
</office:document-meta>
</file>